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f4480" officeooo:paragraph-rsid="000f4480"/>
    </style:style>
    <style:style style:name="P3" style:family="paragraph" style:parent-style-name="Text_20_body">
      <style:text-properties officeooo:rsid="000f4480" officeooo:paragraph-rsid="000f4480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eploy-heroku-git"/>Deploy using Heroku Git </text:p>
      <text:p text:style-name="Text_20_body">Use git in the command line or a GUI tool to deploy this app. </text:p>
      <text:h text:style-name="Heading_20_4" text:outline-level="4">Install the Heroku Toolbelt</text:h>
      <text:p text:style-name="Text_20_body">Download and install the <text:a xlink:type="simple" xlink:href="https://toolbelt.heroku.com/" text:style-name="Internet_20_link" text:visited-style-name="Visited_20_Internet_20_Link">Heroku Toolbelt</text:a> or learn more about the <text:a xlink:type="simple" xlink:href="https://devcenter.heroku.com/categories/command-line" text:style-name="Internet_20_link" text:visited-style-name="Visited_20_Internet_20_Link">Heroku Command Line Interface</text:a>.</text:p>
      <text:p text:style-name="Text_20_body">If you haven't already, log in to your Heroku account and follow the prompts to create a new SSH public key.</text:p>
      <text:p text:style-name="P1">$ heroku login</text:p>
      <text:h text:style-name="Heading_20_4" text:outline-level="4">Clone the repository</text:h>
      <text:p text:style-name="Text_20_body">Use Git to clone hidrotransp's source code to your local machine.</text:p>
      <text:p text:style-name="Preformatted_20_Text">$ heroku git:clone -a hidrotransp</text:p>
      <text:p text:style-name="P1">$ cd hidrotransp</text:p>
      <text:h text:style-name="Heading_20_4" text:outline-level="4">Deploy your changes</text:h>
      <text:p text:style-name="Text_20_body">Make some changes to the code you just cloned and deploy them to Heroku using Git.</text:p>
      <text:p text:style-name="Preformatted_20_Text">$ git add .</text:p>
      <text:p text:style-name="Preformatted_20_Text">$ git commit -am "make it better"</text:p>
      <text:p text:style-name="P1">$ git push heroku mas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0:27:39.027933331</meta:creation-date>
    <dc:date>2016-05-21T14:45:31.180691561</dc:date>
    <meta:editing-duration>PT4H18M2S</meta:editing-duration>
    <meta:editing-cycles>1</meta:editing-cycles>
    <meta:document-statistic meta:table-count="0" meta:image-count="0" meta:object-count="0" meta:page-count="1" meta:paragraph-count="15" meta:word-count="118" meta:character-count="633" meta:non-whitespace-character-count="528"/>
    <meta:generator>LibreOffice/5.1.2.2$Linux_X86_64 LibreOffice_project/10m0$Build-2</meta:generator>
  </office:meta>
</office:document-meta>
</file>